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32cm" draw:marker-end-width="0.432cm" draw:fill="none" draw:textarea-horizontal-align="justify" draw:textarea-vertical-align="middle" draw:auto-grow-height="false" fo:min-height="0.496cm" fo:min-width="0.227cm" fo:padding-top="0.201cm" fo:padding-bottom="0.201cm" fo:padding-left="0.326cm" fo:padding-right="0.326cm"/>
    </style:style>
    <style:style style:name="gr2" style:family="graphic" style:parent-style-name="standard">
      <style:graphic-properties svg:stroke-width="0.152cm" svg:stroke-color="#000000" draw:marker-start-width="0.432cm" draw:marker-end-width="0.432cm" draw:fill="none" draw:textarea-horizontal-align="justify" draw:textarea-vertical-align="middle" draw:auto-grow-height="false" fo:min-height="0.496cm" fo:min-width="0.228cm" fo:padding-top="0.201cm" fo:padding-bottom="0.201cm" fo:padding-left="0.326cm" fo:padding-right="0.326cm"/>
    </style:style>
    <style:style style:name="gr3" style:family="graphic" style:parent-style-name="objectwithoutfill">
      <style:graphic-properties svg:stroke-width="0.152cm" svg:stroke-color="#00000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svg:stroke-width="0.152cm" svg:stroke-color="#000000" draw:marker-start-width="0.432cm" draw:marker-end-width="0.432cm" draw:fill="none" draw:textarea-horizontal-align="justify" draw:textarea-vertical-align="middle" draw:auto-grow-height="false" fo:min-height="0.318cm" fo:min-width="0.068cm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standard">
      <style:graphic-properties svg:stroke-width="0.33cm" svg:stroke-color="#000000" draw:marker-start-width="0.686cm" draw:marker-end-width="0.686cm" svg:stroke-linecap="round" draw:textarea-vertical-align="middle" fo:padding-top="0.29cm" fo:padding-bottom="0.29cm" fo:padding-left="0.415cm" fo:padding-right="0.415cm"/>
    </style:style>
    <style:style style:name="gr7" style:family="graphic" style:parent-style-name="standard">
      <style:graphic-properties svg:stroke-width="0.33cm" svg:stroke-color="#000000" draw:marker-start-width="0.686cm" draw:marker-end-width="0.686cm" svg:stroke-linecap="round" draw:fill="none" draw:textarea-horizontal-align="justify" draw:textarea-vertical-align="middle" draw:auto-grow-height="false" fo:min-height="0.818cm" fo:min-width="0.568cm" fo:padding-top="0.29cm" fo:padding-bottom="0.29cm" fo:padding-left="0.415cm" fo:padding-right="0.415cm"/>
    </style:style>
    <style:style style:name="gr8" style:family="graphic" style:parent-style-name="objectwithoutfill">
      <style:graphic-properties svg:stroke-width="0.33cm" svg:stroke-color="#000000" draw:marker-start-width="0.686cm" draw:marker-end-width="0.686cm" svg:stroke-linecap="round" draw:fill="solid" draw:textarea-vertical-align="middle" fo:padding-top="0.29cm" fo:padding-bottom="0.29cm" fo:padding-left="0.415cm" fo:padding-right="0.415cm"/>
    </style:style>
    <style:style style:name="gr9" style:family="graphic" style:parent-style-name="standard">
      <style:graphic-properties svg:stroke-width="0.203cm" svg:stroke-color="#000000" draw:marker-start-width="0.508cm" draw:marker-end-width="0.508cm" svg:stroke-linecap="round" draw:fill="none" draw:textarea-horizontal-align="justify" draw:textarea-vertical-align="middle" draw:auto-grow-height="false" fo:min-height="0.446cm" fo:min-width="0.196cm" fo:padding-top="0.226cm" fo:padding-bottom="0.226cm" fo:padding-left="0.351cm" fo:padding-right="0.351cm"/>
    </style:style>
    <style:style style:name="gr10" style:family="graphic" style:parent-style-name="objectwithoutfill">
      <style:graphic-properties svg:stroke-width="0.203cm" svg:stroke-color="#000000" draw:marker-start-width="0.508cm" draw:marker-end-width="0.508cm" svg:stroke-linecap="round" draw:fill="solid" draw:textarea-vertical-align="middle" fo:padding-top="0.226cm" fo:padding-bottom="0.226cm" fo:padding-left="0.351cm" fo:padding-right="0.351cm"/>
    </style:style>
    <style:style style:name="gr11" style:family="graphic" style:parent-style-name="standard">
      <style:graphic-properties svg:stroke-width="0.203cm" svg:stroke-color="#000000" draw:marker-start-width="0.508cm" draw:marker-end-width="0.508cm" svg:stroke-linecap="round" draw:textarea-vertical-align="middle" fo:padding-top="0.226cm" fo:padding-bottom="0.226cm" fo:padding-left="0.351cm" fo:padding-right="0.351cm"/>
    </style:style>
    <style:style style:name="gr12" style:family="graphic" style:parent-style-name="standard">
      <style:graphic-properties svg:stroke-width="0.203cm" svg:stroke-color="#000000" draw:marker-start-width="0.508cm" draw:marker-end-width="0.508cm" svg:stroke-linecap="round" draw:fill="none" draw:textarea-horizontal-align="justify" draw:textarea-vertical-align="middle" draw:auto-grow-height="false" fo:min-height="0.818cm" fo:min-width="0.568cm" fo:padding-top="0.226cm" fo:padding-bottom="0.226cm" fo:padding-left="0.351cm" fo:padding-right="0.351cm"/>
    </style:style>
    <style:style style:name="gr13" style:family="graphic" style:parent-style-name="standard">
      <style:graphic-properties svg:stroke-width="0.203cm" svg:stroke-color="#000000" draw:marker-start-width="0.508cm" draw:marker-end-width="0.508cm" svg:stroke-linecap="round" draw:fill="none" draw:textarea-horizontal-align="justify" draw:textarea-vertical-align="middle" draw:auto-grow-height="false" fo:min-height="0.446cm" fo:min-width="0.196cm" fo:padding-top="0.226cm" fo:padding-bottom="0.226cm" fo:padding-left="0.351cm" fo:padding-right="0.351cm" draw:shadow="hidden"/>
    </style:style>
    <style:style style:name="gr14" style:family="graphic" style:parent-style-name="objectwithoutfill">
      <style:graphic-properties svg:stroke-width="0.203cm" svg:stroke-color="#000000" draw:marker-start-width="0.508cm" draw:marker-end-width="0.508cm" svg:stroke-linecap="round" draw:fill="solid" draw:textarea-horizontal-align="center" draw:textarea-vertical-align="middle" fo:padding-top="0.226cm" fo:padding-bottom="0.226cm" fo:padding-left="0.351cm" fo:padding-right="0.351cm"/>
    </style:style>
    <style:style style:name="gr15" style:family="graphic" style:parent-style-name="standard">
      <style:graphic-properties svg:stroke-width="0.203cm" svg:stroke-color="#000000" draw:marker-start-width="0.508cm" draw:marker-end-width="0.508cm" svg:stroke-linecap="round" draw:textarea-horizontal-align="center" draw:textarea-vertical-align="middle" fo:padding-top="0.226cm" fo:padding-bottom="0.226cm" fo:padding-left="0.351cm" fo:padding-right="0.351cm"/>
    </style:style>
    <style:style style:name="gr16" style:family="graphic" style:parent-style-name="standard">
      <style:graphic-properties svg:stroke-width="0.203cm" svg:stroke-color="#000000" draw:marker-start-width="0.508cm" draw:marker-end-width="0.508cm" svg:stroke-linecap="round" draw:fill="none" draw:textarea-horizontal-align="justify" draw:textarea-vertical-align="middle" draw:auto-grow-height="false" fo:min-height="0.818cm" fo:min-width="0.568cm" fo:padding-top="0.226cm" fo:padding-bottom="0.226cm" fo:padding-left="0.351cm" fo:padding-right="0.351cm" draw:shadow="hidden"/>
    </style:style>
    <style:style style:name="gr17" style:family="graphic" style:parent-style-name="standard">
      <style:graphic-properties svg:stroke-width="0.33cm" svg:stroke-color="#ff0000" draw:marker-start-width="0.686cm" draw:marker-end-width="0.686cm" svg:stroke-linecap="round" draw:fill="none" draw:textarea-horizontal-align="justify" draw:textarea-vertical-align="middle" draw:auto-grow-height="false" fo:min-height="0.446cm" fo:min-width="0.196cm" fo:padding-top="0.29cm" fo:padding-bottom="0.29cm" fo:padding-left="0.415cm" fo:padding-right="0.415cm"/>
    </style:style>
    <style:style style:name="gr18" style:family="graphic" style:parent-style-name="standard">
      <style:graphic-properties svg:stroke-width="0.33cm" svg:stroke-color="#ff0000" draw:marker-start-width="0.686cm" draw:marker-end-width="0.686cm" svg:stroke-linecap="round" draw:fill="none" draw:textarea-horizontal-align="justify" draw:textarea-vertical-align="middle" draw:auto-grow-height="false" fo:min-height="0.446cm" fo:min-width="0.196cm" fo:padding-top="0.288cm" fo:padding-bottom="0.288cm" fo:padding-left="0.413cm" fo:padding-right="0.413cm"/>
    </style:style>
    <style:style style:name="gr19" style:family="graphic" style:parent-style-name="standard">
      <style:graphic-properties svg:stroke-width="0.33cm" svg:stroke-color="#000000" draw:marker-start-width="0.686cm" draw:marker-end-width="0.686cm" svg:stroke-linecap="round" draw:fill="none" draw:textarea-horizontal-align="justify" draw:textarea-vertical-align="middle" draw:auto-grow-height="false" fo:min-height="0.446cm" fo:min-width="0.196cm" fo:padding-top="0.29cm" fo:padding-bottom="0.29cm" fo:padding-left="0.415cm" fo:padding-right="0.415cm"/>
    </style:style>
    <style:style style:name="gr20" style:family="graphic" style:parent-style-name="objectwithoutfill">
      <style:graphic-properties svg:stroke-width="0.33cm" svg:stroke-color="#ff0000" draw:marker-start-width="0.686cm" draw:marker-end-width="0.686cm" svg:stroke-linecap="round" draw:fill="solid" draw:textarea-vertical-align="middle" fo:padding-top="0.29cm" fo:padding-bottom="0.29cm" fo:padding-left="0.415cm" fo:padding-right="0.415cm"/>
    </style:style>
    <style:style style:name="gr21" style:family="graphic" style:parent-style-name="standard">
      <style:graphic-properties svg:stroke-width="0.33cm" svg:stroke-color="#000000" draw:marker-start-width="0.686cm" draw:marker-end-width="0.686cm" svg:stroke-linecap="round" draw:fill="none" draw:textarea-horizontal-align="justify" draw:textarea-vertical-align="middle" draw:auto-grow-height="false" fo:min-height="0.446cm" fo:min-width="0.196cm" fo:padding-top="0.288cm" fo:padding-bottom="0.288cm" fo:padding-left="0.413cm" fo:padding-right="0.413cm"/>
    </style:style>
    <style:style style:name="gr22" style:family="graphic" style:parent-style-name="objectwithoutfill">
      <style:graphic-properties svg:stroke-width="0.33cm" svg:stroke-color="#ff0000" draw:marker-start-width="0.686cm" draw:marker-end-width="0.686cm" svg:stroke-linecap="round" draw:fill="solid" draw:textarea-vertical-align="middle" fo:padding-top="0.288cm" fo:padding-bottom="0.288cm" fo:padding-left="0.413cm" fo:padding-right="0.4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43cm" svg:height="1.27cm" svg:x="4.837cm" svg:y="4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44cm" svg:height="1.27cm" svg:x="4.836cm" svg:y="3.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2" draw:layer="layout" svg:x1="6.08cm" svg:y1="4.175cm" svg:x2="6.08cm" svg:y2="5.445cm">
          <text:p/>
        </draw:line>
        <draw:path draw:style-name="gr3" draw:text-style-name="P2" draw:layer="layout" svg:width="0.634cm" svg:height="0.253cm" draw:transform="rotate (-1.5707963267949) translate (6.334cm 5.445cm)" svg:viewBox="0 0 635 254" svg:d="M0 254c381 0 381 0 381 0 0 0 254 0 254-254">
          <text:p/>
        </draw:path>
        <draw:custom-shape draw:style-name="gr4" draw:text-style-name="P1" draw:layer="layout" svg:width="1.016cm" svg:height="1.016cm" svg:x="7.669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016cm" svg:height="1.016cm" svg:x="7.669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685cm" svg:y1="4.175cm" svg:x2="8.685cm" svg:y2="5.445cm">
          <text:p/>
        </draw:line>
        <draw:path draw:style-name="gr3" draw:text-style-name="P2" draw:layer="layout" svg:width="0.634cm" svg:height="0.253cm" draw:transform="rotate (-1.5707963267949) translate (8.939cm 5.445cm)" svg:viewBox="0 0 635 254" svg:d="M0 254c381 0 381 0 381 0 0 0 254 0 254-254">
          <text:p/>
        </draw:path>
        <draw:frame draw:style-name="gr5" draw:text-style-name="P3" draw:layer="layout" svg:width="0.762cm" svg:height="0.962cm" svg:x="2.889cm" svg:y="6.429cm">
          <draw:text-box>
            <text:p>o</text:p>
          </draw:text-box>
        </draw:frame>
        <draw:frame draw:style-name="gr5" draw:text-style-name="P3" draw:layer="layout" svg:width="0.762cm" svg:height="0.962cm" svg:x="2.905cm" svg:y="6.742cm">
          <draw:text-box>
            <text:p>d</text:p>
          </draw:text-box>
        </draw:frame>
        <draw:circle draw:style-name="gr6" draw:text-style-name="P4" draw:layer="layout" svg:width="1.27cm" svg:height="1.27cm" svg:x="6.08cm" svg:y="8.62cm" draw:kind="arc" draw:start-angle="180" draw:end-angle="0">
          <text:p/>
        </draw:circle>
        <draw:custom-shape draw:style-name="gr7" draw:text-style-name="P1" draw:layer="layout" svg:width="1.27cm" svg:height="1.27cm" svg:x="7.35cm" svg:y="8.62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ircle draw:style-name="gr6" draw:text-style-name="P4" draw:layer="layout" svg:width="1.27cm" svg:height="1.27cm" draw:transform="rotate (-3.14159265358979) translate (8.62cm 8.62cm)" draw:kind="arc" draw:start-angle="180" draw:end-angle="0">
          <text:p/>
        </draw:circle>
        <draw:g>
          <draw:line draw:style-name="gr8" draw:text-style-name="P2" draw:layer="layout" svg:x1="6.08cm" svg:y1="7.35cm" svg:x2="6.715cm" svg:y2="8.62cm">
            <text:p/>
          </draw:line>
          <draw:line draw:style-name="gr8" draw:text-style-name="P2" draw:layer="layout" svg:x1="7.35cm" svg:y1="7.35cm" svg:x2="6.715cm" svg:y2="8.62cm">
            <text:p/>
          </draw:line>
        </draw:g>
        <draw:g>
          <draw:custom-shape draw:style-name="gr9" draw:text-style-name="P1" draw:layer="layout" svg:width="1.27cm" svg:height="1.27cm" svg:x="4.81cm" svg:y="12.4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1" draw:layer="layout" svg:width="1.27cm" svg:height="1.27cm" svg:x="4.81cm" svg:y="11.1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0" draw:text-style-name="P2" draw:layer="layout" svg:x1="6.08cm" svg:y1="11.795cm" svg:x2="6.08cm" svg:y2="13.055cm">
            <text:p/>
          </draw:line>
          <draw:circle draw:style-name="gr11" draw:text-style-name="P4" draw:layer="layout" svg:width="1.27cm" svg:height="1.27cm" svg:x="6.08cm" svg:y="12.43cm" draw:kind="arc" draw:start-angle="180" draw:end-angle="0">
            <text:p/>
          </draw:circle>
          <draw:custom-shape draw:style-name="gr12" draw:text-style-name="P1" draw:layer="layout" svg:width="1.27cm" svg:height="1.27cm" svg:x="7.35cm" svg:y="12.43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line draw:style-name="gr10" draw:text-style-name="P2" draw:layer="layout" svg:x1="7.35cm" svg:y1="11.795cm" svg:x2="7.35cm" svg:y2="13.065cm">
            <text:p/>
          </draw:line>
          <draw:circle draw:style-name="gr11" draw:text-style-name="P4" draw:layer="layout" svg:width="1.27cm" svg:height="1.27cm" draw:transform="rotate (-3.14159265358979) translate (8.62cm 12.43cm)" draw:kind="arc" draw:start-angle="180" draw:end-angle="0">
            <text:p/>
          </draw:circle>
          <draw:g>
            <draw:line draw:style-name="gr10" draw:text-style-name="P2" draw:layer="layout" svg:x1="6.08cm" svg:y1="11.16cm" svg:x2="6.715cm" svg:y2="12.43cm">
              <text:p/>
            </draw:line>
            <draw:line draw:style-name="gr10" draw:text-style-name="P2" draw:layer="layout" svg:x1="7.35cm" svg:y1="11.16cm" svg:x2="6.715cm" svg:y2="12.43cm">
              <text:p/>
            </draw:line>
          </draw:g>
        </draw:g>
        <draw:g>
          <draw:path draw:style-name="gr13" draw:text-style-name="P1" draw:layer="layout" svg:width="1.27cm" svg:height="1.27cm" svg:x="4.81cm" svg:y="16.24cm" svg:viewBox="0 0 1271 1271" svg:d="M635 0c15 0 29 1 43 1 14 2 28 3 42 4 14 2 27 4 41 7 13 3 26 6 39 9 13 4 26 8 39 11 13 5 25 10 38 15 13 6 25 12 38 18 13 7 25 13 38 20 12 8 24 15 37 23 11 8 22 16 34 24 10 9 21 17 32 26 10 9 19 18 29 27 10 10 19 20 28 30 9 11 17 21 26 32 8 11 16 23 24 34 7 12 15 25 23 37 6 12 13 25 20 38 6 12 12 25 18 38 4 12 9 25 14 38 4 13 8 26 12 39 3 13 6 26 9 39 2 14 4 27 7 41 1 14 2 28 3 41 1 15 1 29 2 44-1 14-1 28-2 43-1 13-2 27-3 41-3 14-5 27-7 41-3 13-6 26-9 39-4 13-8 26-12 39-5 13-10 26-14 38-6 13-12 26-18 38-7 13-14 26-20 38-8 12-16 25-23 37-8 11-16 23-24 34-9 11-17 21-26 32-9 10-18 20-28 30-10 9-19 18-29 27-11 9-22 17-32 26-12 8-23 16-34 24-13 8-25 15-37 23-13 7-25 13-38 20-13 6-25 12-38 18-13 5-25 10-38 15-13 3-26 7-39 11-13 3-26 6-39 9-14 3-27 5-41 7-14 1-28 2-42 4-14 0-28 1-43 1-14 0-28-1-43-1-14-2-28-3-41-4-14-2-27-4-41-7-13-3-26-6-39-9-13-4-26-8-39-11-13-5-26-10-38-15-13-6-26-12-38-18-13-7-26-13-38-20-13-8-25-15-37-23-11-8-23-16-34-24-11-9-21-17-32-26-10-9-20-18-30-27-9-10-18-20-27-30-9-11-18-21-26-32s-16-23-24-34c-8-12-15-25-23-37-7-12-14-25-20-38-6-12-12-25-18-38-5-12-10-25-15-38-3-13-7-26-11-39-3-13-6-26-9-39-3-14-5-27-7-41-1-14-2-28-4-41 0-15-1-29-1-43 0-15 1-29 1-44 2-13 3-27 4-41 2-14 4-27 7-41 3-13 6-26 9-39 4-13 8-26 11-39 5-13 10-26 15-38 6-13 12-26 18-38 6-13 13-26 20-38 8-12 15-25 23-37 8-11 16-23 24-34s17-21 26-32c9-10 18-20 27-30 10-9 20-18 30-27 11-9 21-17 32-26 11-8 23-16 34-24 12-8 24-15 37-23 12-7 25-13 38-20 12-6 25-12 38-18 12-5 25-10 38-15 13-3 26-7 39-11 13-3 26-6 39-9 14-3 27-5 41-7 13-1 27-2 41-4 15 0 29-1 43-1z">
            <text:p/>
          </draw:path>
          <draw:path draw:style-name="gr13" draw:text-style-name="P1" draw:layer="layout" svg:width="1.27cm" svg:height="1.27cm" svg:x="4.81cm" svg:y="14.97cm" svg:viewBox="0 0 1271 1271" svg:d="M635 0c15 0 29 1 43 1 14 2 28 3 42 4 14 2 27 4 41 7 13 3 26 6 39 9 13 4 26 8 39 11 13 5 25 10 38 15 13 6 25 12 38 18 13 7 25 13 38 20 12 8 24 15 37 23 11 8 22 16 34 24 10 9 21 17 32 26 10 9 19 18 29 27 10 10 19 20 28 30 9 11 17 21 26 32 8 11 16 23 24 34 7 12 15 25 23 37 6 12 13 25 20 38 6 12 12 25 18 38 4 12 9 25 14 38 4 13 8 26 12 39 3 13 6 26 9 39 2 14 4 27 7 41 1 14 2 28 3 41 1 15 1 29 2 44-1 14-1 28-2 43-1 13-2 27-3 41-3 14-5 27-7 41-3 13-6 26-9 39-4 13-8 26-12 39-5 13-10 26-14 38-6 13-12 26-18 38-7 13-14 26-20 38-8 12-16 25-23 37-8 11-16 23-24 34-9 11-17 21-26 32-9 10-18 20-28 30-10 9-19 18-29 27-11 9-22 17-32 26-12 8-23 16-34 24-13 8-25 15-37 23-13 7-25 13-38 20-13 6-25 12-38 18-13 5-25 10-38 15-13 3-26 7-39 11-13 3-26 6-39 9-14 3-27 5-41 7-14 1-28 2-42 4-14 0-28 1-43 1-14 0-28-1-43-1-14-2-28-3-41-4-14-2-27-4-41-7-13-3-26-6-39-9-13-4-26-8-39-11-13-5-26-10-38-15-13-6-26-12-38-18-13-7-26-13-38-20-13-8-25-15-37-23-11-8-23-16-34-24-11-9-21-17-32-26-10-9-20-18-30-27-9-10-18-20-27-30-9-11-18-21-26-32s-16-23-24-34c-8-12-15-25-23-37-7-12-14-25-20-38-6-12-12-25-18-38-5-12-10-25-15-38-3-13-7-26-11-39-3-13-6-26-9-39-3-14-5-27-7-41-1-14-2-28-4-41 0-15-1-29-1-43 0-15 1-29 1-44 2-13 3-27 4-41 2-14 4-27 7-41 3-13 6-26 9-39 4-13 8-26 11-39 5-13 10-26 15-38 6-13 12-26 18-38 6-13 13-26 20-38 8-12 15-25 23-37 8-11 16-23 24-34s17-21 26-32c9-10 18-20 27-30 10-9 20-18 30-27 11-9 21-17 32-26 11-8 23-16 34-24 12-8 24-15 37-23 12-7 25-13 38-20 12-6 25-12 38-18 12-5 25-10 38-15 13-3 26-7 39-11 13-3 26-6 39-9 14-3 27-5 41-7 13-1 27-2 41-4 15 0 29-1 43-1z">
            <text:p/>
          </draw:path>
          <draw:path draw:style-name="gr14" draw:text-style-name="P2" draw:layer="layout" svg:width="1.259cm" svg:height="-0.001cm" draw:transform="rotate (-1.5707963267949) translate (6.07966675413277cm 15.605cm)" svg:viewBox="0 0 1260 0" svg:d="M0 0c420 0 840 0 1260 0">
            <text:p/>
          </draw:path>
          <draw:path draw:style-name="gr15" draw:text-style-name="P4" draw:layer="layout" svg:width="1.269cm" svg:height="0.634cm" svg:x="6.08cm" svg:y="16.875cm" svg:viewBox="0 0 1270 635" svg:d="M1270 0c-1 14-1 29-2 43s-2 28-3 42c-3 13-5 27-7 40-3 13-6 26-9 40-4 13-8 25-12 38-5 13-10 26-14 39-6 12-12 25-18 38-7 12-14 25-20 38-8 12-15 24-23 36s-16 23-24 34c-9 11-17 22-26 32s-18 20-28 30c-9 9-19 18-29 27-11 9-21 18-32 26s-23 16-34 24c-12 8-25 15-37 23-12 7-25 14-38 20-12 6-25 12-38 18-12 5-25 10-38 15-13 3-26 7-39 11-13 3-26 6-39 9-14 3-27 5-40 7-14 1-28 2-42 4-14 0-29 1-43 1-15 0-29-1-43-1-14-2-28-3-42-4-13-2-27-4-40-7s-27-6-40-9c-13-4-26-8-38-11-13-5-26-10-39-15-12-6-25-12-38-18-12-6-25-13-38-20-12-8-24-15-36-23s-23-16-34-24-22-17-32-26-20-18-30-27c-9-10-18-20-27-30s-18-21-26-32-16-22-24-34-15-24-23-36c-7-13-14-26-20-38-6-13-12-26-18-38-5-13-10-26-15-39-3-13-7-25-11-38-3-14-6-27-9-40s-5-27-7-40c-1-14-2-28-4-42 0-14-1-29-1-43">
            <text:p/>
          </draw:path>
          <draw:path draw:style-name="gr16" draw:text-style-name="P1" draw:layer="layout" svg:width="1.27cm" svg:height="1.27cm" svg:x="7.349cm" svg:y="16.24cm" svg:viewBox="0 0 1271 1271" svg:d="M635 0c-14 0-28 1-43 1-14 2-28 3-41 4-14 2-27 4-41 7-13 3-26 6-39 9-13 4-26 8-39 11-13 5-26 10-38 15-13 6-26 12-38 18-13 7-26 13-38 20-13 8-25 15-37 23-11 8-23 16-34 24-11 9-21 17-32 26-10 9-20 18-30 27-9 10-18 20-27 30-9 11-18 21-26 32s-16 23-24 34c-8 12-15 25-23 37-7 12-14 25-20 38-6 12-12 25-18 38-5 12-10 25-15 38-3 13-7 26-11 39-3 13-6 26-9 39-3 14-5 27-7 41-1 14-2 28-4 41 0 15-1 29-1 44 0 14 1 28 1 43 2 13 3 27 4 41 2 14 4 27 7 41 3 13 6 26 9 39 4 13 8 26 11 39 5 13 10 26 15 38 6 13 12 26 18 38 6 13 13 26 20 38 8 12 15 25 23 37 8 11 16 23 24 34s17 21 26 32c9 10 18 20 27 30 10 9 20 18 30 27 11 9 21 17 32 26 11 8 23 16 34 24 12 8 24 15 37 23 12 7 25 13 38 20 12 6 25 12 38 18 12 5 25 10 38 15 13 3 26 7 39 11 13 3 26 6 39 9 14 3 27 5 41 7 13 1 27 2 41 4 15 0 29 1 43 1 15 0 29-1 43-1 14-2 28-3 42-4 14-2 27-4 41-7 13-3 26-6 39-9 13-4 26-8 39-11 13-5 25-10 38-15 13-6 25-12 38-18 13-7 25-13 38-20 12-8 24-15 37-23 11-8 22-16 34-24 10-9 21-17 32-26 10-9 19-18 29-27 10-10 19-20 28-30 9-11 17-21 26-32 8-11 16-23 24-34 7-12 15-25 23-37 6-12 13-25 20-38 6-12 12-25 18-38 4-12 9-25 14-38 4-13 8-26 12-39 3-13 6-26 9-39 2-14 4-27 7-41 1-14 2-28 3-41 1-15 1-29 2-43-1-15-1-29-2-44-1-13-2-27-3-41-3-14-5-27-7-41-3-13-6-26-9-39-4-13-8-26-12-39-5-13-10-26-14-38-6-13-12-26-18-38-7-13-14-26-20-38-8-12-16-25-23-37-8-11-16-23-24-34-9-11-17-21-26-32-9-10-18-20-28-30-10-9-19-18-29-27-11-9-22-17-32-26-12-8-23-16-34-24-13-8-25-15-37-23-13-7-25-13-38-20-13-6-25-12-38-18-13-5-25-10-38-15-13-3-26-7-39-11-13-3-26-6-39-9-14-3-27-5-41-7-14-1-28-2-42-4-14 0-28-1-43-1z">
            <text:p/>
          </draw:path>
          <draw:path draw:style-name="gr14" draw:text-style-name="P2" draw:layer="layout" svg:width="1.269cm" svg:height="-0.001cm" draw:transform="rotate (-1.5707963267949) translate (7.34933350826555cm 15.605cm)" svg:viewBox="0 0 1270 0" svg:d="M0 0c423 0 847 0 1270 0">
            <text:p/>
          </draw:path>
          <draw:path draw:style-name="gr15" draw:text-style-name="P4" draw:layer="layout" svg:width="1.269cm" svg:height="0.634cm" svg:x="7.349cm" svg:y="14.97cm" svg:viewBox="0 0 1270 635" svg:d="M0 635c0-14 1-29 1-43 2-14 3-28 4-42 2-13 4-27 7-40s6-26 9-40c4-13 8-25 11-38 5-13 10-26 15-39 6-12 12-25 18-38 6-12 13-25 20-37 8-13 15-25 23-37s16-23 24-34 17-22 26-32 18-20 27-30c10-9 20-18 30-27s21-18 32-26 22-16 34-24 24-15 36-23c13-7 26-14 38-20 13-6 26-12 38-18 13-5 26-10 39-15 12-3 25-7 38-11 13-3 27-6 40-9s27-5 40-7c14-1 28-2 42-4 14 0 28-1 43-1 14 0 29 1 43 1 14 2 28 3 42 4 13 2 26 4 40 7 13 3 26 6 39 9 13 4 26 8 39 11 13 5 26 10 38 15 13 6 26 12 38 18 13 6 26 13 38 20 12 8 25 15 37 23 11 8 23 16 34 24s21 17 32 26c10 9 20 18 29 27 10 10 19 20 28 30s17 21 26 32c8 11 16 22 24 34s15 24 23 37c6 12 13 25 20 37 6 13 12 26 18 38 4 13 9 26 14 39 4 13 8 25 12 38 3 14 6 27 9 40 2 13 4 27 7 40 1 14 2 28 3 42s1 29 2 43">
            <text:p/>
          </draw:path>
          <draw:g>
            <draw:path draw:style-name="gr14" draw:text-style-name="P2" draw:layer="layout" svg:width="1.419cm" svg:height="-0.001cm" draw:transform="rotate (-1.10706234454) translate (6.07966675413277cm 14.97cm)" svg:viewBox="0 0 1420 0" svg:d="M0 0c473 0 947 0 1420 0">
              <text:p/>
            </draw:path>
            <draw:path draw:style-name="gr14" draw:text-style-name="P2" draw:layer="layout" svg:width="1.419cm" svg:height="0cm" draw:transform="rotate (-2.03383217734899) translate (7.34933350826555cm 14.97cm)" svg:viewBox="0 0 1420 1" svg:d="M0 0c473 0 947 0 1420 1">
              <text:p/>
            </draw:path>
          </draw:g>
        </draw:g>
        <draw:custom-shape draw:style-name="gr17" draw:text-style-name="P1" draw:layer="layout" svg:width="1.27cm" svg:height="1.27cm" svg:x="4.81cm" svg:y="8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" draw:layer="layout" svg:width="1.27cm" svg:height="1.27cm" svg:x="9.89cm" svg:y="8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1" draw:layer="layout" svg:width="1.27cm" svg:height="1.27cm" svg:x="4.81cm" svg:y="7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0" draw:text-style-name="P2" draw:layer="layout" svg:x1="6.08cm" svg:y1="7.985cm" svg:x2="6.08cm" svg:y2="9.245cm">
          <text:p/>
        </draw:line>
        <draw:custom-shape draw:style-name="gr21" draw:text-style-name="P1" draw:layer="layout" svg:width="1.27cm" svg:height="1.27cm" svg:x="9.89cm" svg:y="7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2" draw:text-style-name="P2" draw:layer="layout" svg:x1="11.16cm" svg:y1="7.985cm" svg:x2="11.16cm" svg:y2="9.245cm">
          <text:p/>
        </draw:line>
        <draw:line draw:style-name="gr8" draw:text-style-name="P2" draw:layer="layout" svg:x1="7.35cm" svg:y1="7.985cm" svg:x2="7.35cm" svg:y2="9.2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0_.6_20_line_20_" style:display-name="0.6 line " style:family="graphic" style:parent-style-name="standard">
      <style:graphic-properties svg:stroke-width="0.152cm" svg:stroke-color="#000000" draw:marker-start-width="0.432cm" draw:marker-end-width="0.432cm" svg:stroke-linecap="round" draw:fill="none" draw:textarea-horizontal-align="justify" draw:textarea-vertical-align="middle" draw:auto-grow-height="false" fo:min-height="0.868cm" fo:min-width="0.591cm" fo:padding-top="0.201cm" fo:padding-bottom="0.201cm" fo:padding-left="0.326cm" fo:padding-right="0.326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5T06:22:29.978340495</meta:creation-date>
    <meta:print-date>2020-06-05T06:55:38.391453973</meta:print-date>
    <dc:date>2020-06-05T08:20:13.400159792</dc:date>
    <meta:editing-duration>PT14M37S</meta:editing-duration>
    <meta:editing-cycles>4</meta:editing-cycles>
    <meta:generator>LibreOffice/6.2.8.2$MacOSX_X86_64 LibreOffice_project/f82ddfca21ebc1e222a662a32b25c0c9d20169ee</meta:generator>
    <meta:document-statistic meta:object-count="45"/>
  </office:meta>
</office:document-meta>
</file>